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6796" officeooo:paragraph-rsid="001f6796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f6796" officeooo:paragraph-rsid="001f679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tes sur « Problèmes de satisfaction de contraintes : formalismes et techniques CSP »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5:24:19.277873752</meta:creation-date>
    <dc:date>2024-05-02T15:25:19.756450149</dc:date>
    <meta:editing-duration>PT1M2S</meta:editing-duration>
    <meta:editing-cycles>1</meta:editing-cycles>
    <meta:document-statistic meta:table-count="0" meta:image-count="0" meta:object-count="0" meta:page-count="1" meta:paragraph-count="1" meta:word-count="14" meta:character-count="86" meta:non-whitespace-character-count="73"/>
    <meta:generator>LibreOffice/7.3.7.2$Linux_X86_64 LibreOffice_project/30$Build-2</meta:generator>
  </office:meta>
</office:document-meta>
</file>